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47cm" style:page-number="auto" table:align="left"/>
    </style:style>
    <style:style style:name="Table1.A" style:family="table-column">
      <style:table-column-properties style:column-width="0.808cm"/>
    </style:style>
    <style:style style:name="Table1.B" style:family="table-column">
      <style:table-column-properties style:column-width="0.055cm"/>
    </style:style>
    <style:style style:name="Table1.C" style:family="table-column">
      <style:table-column-properties style:column-width="2.953cm"/>
    </style:style>
    <style:style style:name="Table1.D" style:family="table-column">
      <style:table-column-properties style:column-width="0.529cm"/>
    </style:style>
    <style:style style:name="Table1.E" style:family="table-column">
      <style:table-column-properties style:column-width="1.505cm"/>
    </style:style>
    <style:style style:name="Table1.F" style:family="table-column">
      <style:table-column-properties style:column-width="0.418cm"/>
    </style:style>
    <style:style style:name="Table1.G" style:family="table-column">
      <style:table-column-properties style:column-width="6.629cm"/>
    </style:style>
    <style:style style:name="Table1.H" style:family="table-column">
      <style:table-column-properties style:column-width="2.951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5.921cm" fo:margin-top="0cm" fo:margin-bottom="0cm" table:align="margins" style:may-break-between-rows="false"/>
    </style:style>
    <style:style style:name="Table3.A" style:family="table-column">
      <style:table-column-properties style:column-width="1.115cm" style:rel-column-width="4588*"/>
    </style:style>
    <style:style style:name="Table3.B" style:family="table-column">
      <style:table-column-properties style:column-width="6.879cm" style:rel-column-width="28316*"/>
    </style:style>
    <style:style style:name="Table3.C" style:family="table-column">
      <style:table-column-properties style:column-width="7.927cm" style:rel-column-width="32631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7.735cm" fo:margin-top="0cm" fo:margin-bottom="0cm" table:align="margins"/>
    </style:style>
    <style:style style:name="Table4.A" style:family="table-column">
      <style:table-column-properties style:column-width="7.735cm" style:rel-column-width="65535*"/>
    </style:style>
    <style:style style:name="Table4.A1" style:family="table-cell">
      <style:table-cell-properties fo:padding="0.097cm" fo:border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style:font-name-complex="Tahoma"/>
    </style:style>
    <style:style style:name="P8" style:family="paragraph" style:parent-style-name="Normal">
      <style:paragraph-properties fo:margin-top="0cm" fo:margin-bottom="0cm" fo:line-height="100%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9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0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9pt" style:font-size-asian="9pt" style:font-name-complex="Tahoma" style:font-size-complex="9pt"/>
    </style:style>
    <style:style style:name="P12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3" style:family="paragraph" style:parent-style-name="Standard">
      <style:paragraph-properties fo:margin-top="0cm" fo:margin-bottom="0cm" fo:line-height="100%" style:shadow="none">
        <style:tab-stops/>
      </style:paragraph-properties>
      <style:text-properties style:font-name="Tahoma" style:font-name-complex="Tahoma"/>
    </style:style>
    <style:style style:name="P14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5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6" style:family="paragraph" style:parent-style-name="Table_20_Contents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7" style:family="paragraph" style:parent-style-name="Table_20_Contents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8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P19" style:family="paragraph" style:parent-style-name="Table_20_Contents">
      <style:paragraph-properties fo:margin-top="0cm" fo:margin-bottom="0cm" fo:line-height="100%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20" style:family="paragraph" style:parent-style-name="Table_20_Contents">
      <style:paragraph-properties fo:margin-top="0cm" fo:margin-bottom="0cm" fo:line-height="100%" fo:text-align="center" style:justify-single-word="false"/>
      <style:text-properties style:font-name="Tahoma" fo:font-size="10pt" style:font-size-asian="10pt" style:font-name-complex="Tahoma" style:font-size-complex="10pt"/>
    </style:style>
    <style:style style:name="P21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T1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columns-spanned="7" office:value-type="string">
            <text:p text:style-name="P9">{nama_satker}</text:p>
            <text:p text:style-name="P2">“UNTUK KEADILAN”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0">BA-9</text:p>
          </table:table-cell>
        </table:table-row>
        <table:table-row>
          <table:table-cell table:style-name="Table1.A1" table:number-columns-spanned="8" office:value-type="string">
            <text:p text:style-name="P5"/>
            <text:p text:style-name="P6">BERITA ACARA </text:p>
            <text:p text:style-name="P6">PELAKSANAAN PIDANA MATI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p text:style-name="P3"><text:s text:c="5"/>Pada hari ini, {nama_hari}, {tgl_surat_terbilang} jam {jam_surat}, saya {isi1}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>Nama</text:p>
          </table:table-cell>
          <table:covered-table-cell/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14">{nama}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>Pangkat</text:p>
          </table:table-cell>
          <table:covered-table-cell/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15">{pangkat}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>NIP</text:p>
          </table:table-cell>
          <table:covered-table-cell/>
          <table:table-cell table:style-name="Table1.A1" office:value-type="string">
            <text:p text:style-name="P8">:</text:p>
          </table:table-cell>
          <table:table-cell table:style-name="Table1.A1" table:number-columns-spanned="4" office:value-type="string">
            <text:p text:style-name="P15">{nip}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>Jabatan</text:p>
          </table:table-cell>
          <table:covered-table-cell/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8">{jabatan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p text:style-name="P3"/>
            <text:p text:style-name="P3">dengan disaksikan oleh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1">[!-- BEGIN Sksi --]{nourut}</text:p>
          </table:table-cell>
          <table:table-cell table:style-name="Table1.A1" table:number-columns-spanned="2" office:value-type="string">
            <text:p text:style-name="P15">Nama{isi5}</text:p>
          </table:table-cell>
          <table:covered-table-cell/>
          <table:table-cell table:style-name="Table1.A1" office:value-type="string">
            <text:p text:style-name="P14">: </text:p>
          </table:table-cell>
          <table:table-cell table:style-name="Table1.A1" table:number-columns-spanned="4" office:value-type="string">
            <text:p text:style-name="P16">{namasks}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1"/>
          </table:table-cell>
          <table:table-cell table:style-name="Table1.A1" table:number-columns-spanned="2" office:value-type="string">
            <text:p text:style-name="P15">Pangkat</text:p>
          </table:table-cell>
          <table:covered-table-cell/>
          <table:table-cell table:style-name="Table1.A1" office:value-type="string">
            <text:p text:style-name="P15">: </text:p>
          </table:table-cell>
          <table:table-cell table:style-name="Table1.A1" table:number-columns-spanned="4" office:value-type="string">
            <text:p text:style-name="P16">{pangkatsks}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1"/>
          </table:table-cell>
          <table:table-cell table:style-name="Table1.A1" table:number-columns-spanned="2" office:value-type="string">
            <text:p text:style-name="P15">NIP</text:p>
          </table:table-cell>
          <table:covered-table-cell/>
          <table:table-cell table:style-name="Table1.A1" office:value-type="string">
            <text:p text:style-name="P15">: </text:p>
          </table:table-cell>
          <table:table-cell table:style-name="Table1.A1" table:number-columns-spanned="4" office:value-type="string">
            <text:p text:style-name="P19">{nipsks}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1"/>
          </table:table-cell>
          <table:table-cell table:style-name="Table1.A1" table:number-columns-spanned="2" office:value-type="string">
            <text:p text:style-name="P15">Jabatan</text:p>
          </table:table-cell>
          <table:covered-table-cell/>
          <table:table-cell table:style-name="Table1.A1" office:value-type="string">
            <text:p text:style-name="P15">: </text:p>
          </table:table-cell>
          <table:table-cell table:style-name="Table1.A1" table:number-columns-spanned="4" office:value-type="string">
            <text:p text:style-name="P16">{jabatansks}<text:span text:style-name="T1"> 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1">[!-- END Sksi --]</text:p>
          </table:table-cell>
          <table:table-cell table:style-name="Table1.A1" table:number-columns-spanned="2" office:value-type="string">
            <text:p text:style-name="P13"/>
          </table:table-cell>
          <table:covered-table-cell/>
          <table:table-cell table:style-name="Table1.A1" office:value-type="string">
            <text:p text:style-name="P12"/>
          </table:table-cell>
          <table:table-cell table:style-name="Table1.A1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p text:style-name="P3">Berdasarkan Surat Perintah Kepala {isi2} tanggal {isi4} nomor {isi3} telah melakukan pelaksanaan pidana mati terhadap terpidana {isi5}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table:number-columns-spanned="3" office:value-type="string">
            <text:p text:style-name="P2">Nama</text:p>
          </table:table-cell>
          <table:covered-table-cell/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nama_tersangka}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table:number-columns-spanned="3" office:value-type="string">
            <text:p text:style-name="P2">Tempat lahir</text:p>
          </table:table-cell>
          <table:covered-table-cell/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tempat_lahir}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table:number-columns-spanned="3" office:value-type="string">
            <text:p text:style-name="P2">Umur / Tanggal lahir</text:p>
          </table:table-cell>
          <table:covered-table-cell/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umur} tahun/ {tgl_lahir}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table:number-columns-spanned="3" office:value-type="string">
            <text:p text:style-name="P2">Jenis kelamin</text:p>
          </table:table-cell>
          <table:covered-table-cell/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jenis_kelamin}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table:number-columns-spanned="3" office:value-type="string">
            <text:p text:style-name="P2">Kebangsaan / Kewarganegaraan</text:p>
          </table:table-cell>
          <table:covered-table-cell/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kewarganegaraan}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table:number-columns-spanned="3" office:value-type="string">
            <text:p text:style-name="P2">Tempat tinggal</text:p>
          </table:table-cell>
          <table:covered-table-cell/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alamat}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table:number-columns-spanned="3" office:value-type="string">
            <text:p text:style-name="P2">Agama</text:p>
          </table:table-cell>
          <table:covered-table-cell/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agama}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table:number-columns-spanned="3" office:value-type="string">
            <text:p text:style-name="P2">Pekerjaan</text:p>
          </table:table-cell>
          <table:covered-table-cell/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pekerjaan}</text:p>
          </table:table-cell>
          <table:covered-table-cell/>
        </table:table-row>
        <text:soft-page-break/>
        <table:table-row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table:number-columns-spanned="3" office:value-type="string">
            <text:p text:style-name="P2">Pendidikan</text:p>
          </table:table-cell>
          <table:covered-table-cell/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pendidikan}</text:p>
          </table:table-cell>
          <table:covered-table-cell/>
        </table:table-row>
        <table:table-row>
          <table:table-cell table:style-name="Table1.A1" table:number-columns-spanned="8" office:value-type="string">
            <text:p text:style-name="P3"/>
            <text:p text:style-name="P3">Sesuai Ijin Menteri Kehakiman RI tanggal {isi6} nomor {isi7} bertempat di {isi8}, telah {isi9} dilaksanakan oleh Satuan Regu Tembak {isi10} dengan cara {isi11} sesuai dengan Putusan {isi12} {isi13} tanggal {isi14} nomor {isi15}. Setelah dilaksanakan penembakan oleh Satuan Regu Tembak maka jenazah terpidana tersebut diperiksa oleh Tim Dokter dan dinyatakan benar-benar telah meninggal dunia sesuai dengan visum dokter tanggal {isi16} nomor {isi17}.</text:p>
            <text:p text:style-name="P3"><text:s text:c="6"/>Demikian Berita Acara Pelaksanaan Pidana Mati ini dibuat dengan sebenar-benarnya atas kekuatan sumpah jabata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4">Yang Menyaksikan,</text:p>
          </table:table-cell>
          <table:table-cell table:style-name="Table3.A1" table:number-rows-spanned="4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8">Jaksa Tersebut di atas,</text:p>
                </table:table-cell>
              </table:table-row>
              <table:table-row>
                <table:table-cell table:style-name="Table4.A1" office:value-type="string">
                  <text:p text:style-name="P18"/>
                  <text:p text:style-name="P18"/>
                  <text:p text:style-name="P18"/>
                </table:table-cell>
              </table:table-row>
              <table:table-row>
                <table:table-cell table:style-name="Table4.A1" office:value-type="string">
                  <text:p text:style-name="P7">{nama}</text:p>
                  <text:p text:style-name="P4">{pangkat}/ NIP. {nip}</text:p>
                </table:table-cell>
              </table:table-row>
            </table:table>
            <text:p text:style-name="P14"/>
          </table:table-cell>
        </table:table-row>
        <table:table-row>
          <table:table-cell table:style-name="Table3.A1" office:value-type="string">
            <text:p text:style-name="P11">[!-- BEGIN t --]{nourut}</text:p>
          </table:table-cell>
          <table:table-cell table:style-name="Table3.A1" office:value-type="string">
            <text:p text:style-name="P18"/>
            <text:p text:style-name="P18"/>
            <text:p text:style-name="P18"/>
          </table:table-cell>
          <table:covered-table-cell/>
        </table:table-row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7">{namasks}</text:p>
            <text:p text:style-name="P20">{pangkatsks}/NIP. {nipsks}</text:p>
          </table:table-cell>
          <table:covered-table-cell/>
        </table:table-row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covered-table-cell/>
        </table:table-row>
        <table:table-row>
          <table:table-cell table:style-name="Table3.A1" office:value-type="string">
            <text:p text:style-name="P11">[!-- END t --]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5-10-22T08:58:21.80</dc:date>
    <meta:editing-cycles>53</meta:editing-cycles>
    <meta:editing-duration>P1DT3H52S</meta:editing-duration>
    <meta:document-statistic meta:table-count="3" meta:image-count="0" meta:object-count="0" meta:page-count="2" meta:paragraph-count="71" meta:word-count="208" meta:character-count="1440"/>
    <meta:template xlink:type="simple" xlink:actuate="onRequest" xlink:title="" xlink:href="../pidsus14report.odt/Normal.dotm"/>
  </office:meta>
</office:document-meta>
</file>